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image/png" manifest:full-path="Pictures/10000201000000A10000002AC8541654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venir" svg:font-family="Avenir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rial" fo:font-size="12pt" fo:font-weight="bold" fo:background-color="#ffffff" style:font-size-asian="12pt" style:font-size-complex="12pt"/>
    </style:style>
    <style:style style:name="P3" style:family="paragraph" style:parent-style-name="Standard">
      <style:paragraph-properties fo:text-align="center" style:justify-single-word="false"/>
      <style:text-properties style:font-name="Avenir" fo:font-size="16pt" fo:font-weight="normal" style:font-size-asian="16pt" style:font-weight-asian="normal" style:font-size-complex="16pt" style:font-weight-complex="normal"/>
    </style:style>
    <style:style style:name="P4" style:family="paragraph" style:parent-style-name="Standard">
      <style:paragraph-properties fo:text-align="center" style:justify-single-word="false"/>
      <style:text-properties fo:color="#009933" style:font-name="Arial" fo:font-size="28pt" fo:font-weight="bold" style:font-size-asian="28pt" style:font-weight-asian="bold" style:font-size-complex="28pt" style:font-weight-complex="bold"/>
    </style:style>
    <style:style style:name="P5" style:family="paragraph" style:parent-style-name="Text_20_body">
      <style:paragraph-properties fo:text-align="center" style:justify-single-word="false"/>
      <style:text-properties style:font-name="Arial" fo:font-size="11pt" fo:font-weight="normal" fo:background-color="#ffffff" style:font-size-asian="11pt" style:font-weight-asian="normal" style:font-size-complex="11pt" style:font-weight-complex="normal"/>
    </style:style>
    <style:style style:name="P6" style:family="paragraph" style:parent-style-name="Text_20_body" style:list-style-name="L1">
      <style:text-properties style:font-name="Arial" fo:font-size="12pt" fo:background-color="#ffffff" style:font-size-asian="12pt" style:font-size-complex="12pt"/>
    </style:style>
    <style:style style:name="P7" style:family="paragraph" style:parent-style-name="Text_20_body" style:list-style-name="L2">
      <style:text-properties style:font-name="Arial" fo:font-size="12pt" fo:background-color="#ffffff" style:font-size-asian="12pt" style:font-size-complex="12pt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text:list-style style:name="L1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I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<draw:frame draw:style-name="fr1" draw:name="graphics15" text:anchor-type="paragraph" svg:y="0.0465in" svg:width="1.8681in" svg:height="0.4689in" draw:z-index="0"><draw:image xlink:href="Pictures/10000201000000A10000002AC8541654.png" xlink:type="simple" xlink:show="embed" xlink:actuate="onLoad"/></draw:frame> <text:s text:c="14"/></text:p>
      <text:p text:style-name="P1"/>
      <text:p text:style-name="P3">Twispay – Wordpress( WooCommerce ) Plugin</text:p>
      <text:p text:style-name="P3"><text:s text:c="4"/>Content required for launch</text:p>
      <text:p text:style-name="P4"/>
      <text:p text:style-name="P2"/>
      <text:list xml:id="list8054226599650707040" text:style-name="L1">
        <text:list-item>
          <text:p text:style-name="P6">Plugin URI: https://@TODO.com/</text:p>
        </text:list-item>
        <text:list-item>
          <text:p text:style-name="P6">Author: @TODO</text:p>
        </text:list-item>
        <text:list-item>
          <text:p text:style-name="P6">Author URI: https:<text:a xlink:type="simple" xlink:href="mailto://@TODO.com" text:style-name="Internet_20_link" text:visited-style-name="Visited_20_Internet_20_Link">//@TODO.com</text:a></text:p>
        </text:list-item>
        <text:list-item>
          <text:p text:style-name="P6">License: @TODO</text:p>
        </text:list-item>
        <text:list-item>
          <text:p text:style-name="P6">Readme content</text:p>
        </text:list-item>
        <text:list-item>
          <text:p text:style-name="P6">License content</text:p>
        </text:list-item>
      </text:list>
      <text:list xml:id="list2001577480402938834" text:style-name="L2">
        <text:list-header>
          <text:p text:style-name="P7"/>
        </text:list-header>
      </text:list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venir" svg:font-family="Avenir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465in" style:type="center"/>
          <style:tab-stop style:position="6.8929in" style:type="right"/>
        </style:tab-stops>
      </style:paragraph-properties>
    </style:style>
    <style:style style:name="Numbering_20_Symbols" style:display-name="Numbering Symbols" style:family="text">
      <style:text-properties style:font-name="Arial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5173in" fo:margin-left="0.7874in" fo:margin-right="0.5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02-27T10:17:37</meta:creation-date>
    <dc:date>2017-07-10T19:47:45</dc:date>
    <meta:editing-duration>PT7H45M15S</meta:editing-duration>
    <meta:editing-cycles>16</meta:editing-cycles>
    <meta:generator>OpenOffice/4.1.0$Unix OpenOffice.org_project/410m18$Build-9764</meta:generator>
    <dc:creator>Calin Ciobanu</dc:creator>
    <meta:document-statistic meta:table-count="0" meta:image-count="1" meta:object-count="0" meta:page-count="1" meta:paragraph-count="9" meta:word-count="30" meta:character-count="219"/>
  </office:meta>
</office:document-meta>
</file>